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a757c" officeooo:paragraph-rsid="000a757c"/>
    </style:style>
    <style:style style:name="P2" style:family="paragraph" style:parent-style-name="Standard">
      <style:paragraph-properties fo:line-height="200%" fo:text-align="center" style:justify-single-word="false" fo:text-indent="0.5in" style:auto-text-indent="true"/>
      <style:text-properties fo:font-weight="bold" officeooo:rsid="000a757c" officeooo:paragraph-rsid="000a757c" style:font-weight-asian="bold" style:font-weight-complex="bold"/>
    </style:style>
    <style:style style:name="P3" style:family="paragraph" style:parent-style-name="Standard">
      <style:paragraph-properties fo:line-height="200%" fo:text-align="start" style:justify-single-word="false" fo:text-indent="0.5in" style:auto-text-indent="true"/>
      <style:text-properties fo:font-weight="normal" officeooo:rsid="000a757c" officeooo:paragraph-rsid="000a757c"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Timothy 6:3-6</text:p>
      <text:p text:style-name="P2">3. If anyone teaches false doctrine and does not agree with the sound teaching of our Lord Jesus Christ and with the teaching that promotes godliness, 4. he is conceited and understands nothing, but has an unhealthy interest in disputes and arguments over words. From these come envy, quarreling, slander, evil suspicions, 5 and constant disagreement among people whose minds are depraved and deprived of the truth, who imagine that godliness is a way to material gain.6. But godliness with contentment is great gain.</text:p>
      <text:p text:style-name="P3">For those of us who have been on this earth a while know certain things. We know that if something is being taught that is basic knowledge and it is being taught false, we quickly correct it most of the time. If someone were to say perhaps E=MC6, we would correct it by saying E=mc2. If someone were to say that the earth is mainly made up of hydrogen we would say it is made up mainly o water. It is these basic things that are ingrained in us at an early age. The same is true for Christians. Christ and His Word should be ingrained in us, so we can call out false teaching.</text:p>
      <text:p text:style-name="P3">It has been said that Satan takes a sliver of truth and stuffs it with a big fat lie. The same is true of most false teachings. They might sprinkle in some scripture taken way out of context and twisted and cut up to the point where it fits their theology. We are to correct such behavior. Obviously in this church we are quick to stamp out false teachings, it is easy to do if you follow the Word of God as the ultimate authoritative word in your churches. Not commentaries, not writings of some kind, not a sermon preached 100 years ago, the Bible is the ultimate authority. </text:p>
      <text:p text:style-name="P3">There are many motivations for false teaching, but ultimately it all comes down to wealth. People teach falsely either because they want to become wealthy or they want to retain power over people which in itself could be considered wealth. The ultimate reason for false teaching is Satan using people to lead other people away from the real truth. False teaching usually comes out as false and the people who believe in that teaching 9 chances out of 10 abandon God altogether. It is this ultimate goal that the adversary seeks.</text:p>
      <text:p text:style-name="P3"><text:soft-page-break/>Remember this week to read and study your Bibles. False teachings and false teachers are everywhere. They come as wolves in sheep’s clothing, and the only way to know if they are teaching falsely is to bath yourself in the Word of God. Continue to pray for each of us here at New Life as well, as we pray for all of you. CMTT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29T20:23:37.833913530</meta:creation-date>
    <dc:title>Default</dc:title>
    <meta:editing-duration>PT16M10S</meta:editing-duration>
    <meta:editing-cycles>2</meta:editing-cycles>
    <meta:generator>LibreOffice/25.2.3.1$Linux_X86_64 LibreOffice_project/520$Build-1</meta:generator>
    <meta:initial-creator>Christopher Lorenzo</meta:initial-creator>
    <dc:date>2025-11-29T20:39:48.228489355</dc:date>
    <dc:creator>Christopher Lorenzo</dc:creator>
    <meta:document-statistic meta:table-count="0" meta:image-count="0" meta:object-count="0" meta:page-count="2" meta:paragraph-count="6" meta:word-count="466" meta:character-count="2539" meta:non-whitespace-character-count="2078"/>
    <meta:template xlink:type="simple" xlink:actuate="onRequest" xlink:title="Default" xlink:href="../../../../Templates/Default.ott" meta:date="2025-11-29T20:23:37.492226741"/>
  </office:meta>
</office:document-meta>
</file>